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882cm" fo:min-width="0.35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882cm" fo:min-width="0.35cm"/>
    </style:style>
    <style:style style:name="gr7" style:family="graphic" style:parent-style-name="standard">
      <style:graphic-properties draw:fill-color="#00cc33" draw:textarea-horizontal-align="justify" draw:textarea-vertical-align="middle" draw:auto-grow-height="false" fo:min-height="0.882cm" fo:min-width="0.35cm"/>
    </style:style>
    <style:style style:name="gr8" style:family="graphic" style:parent-style-name="standard">
      <style:graphic-properties svg:stroke-width="0.106cm" svg:stroke-color="#ffffff" draw:marker-start-width="0.359cm" draw:marker-end-width="0.359cm" draw:fill="none" draw:fill-color="#00cc33" draw:textarea-horizontal-align="justify" draw:textarea-vertical-align="middle" draw:auto-grow-height="false" fo:min-height="2.614cm" fo:min-width="2.082cm" fo:padding-top="0.178cm" fo:padding-bottom="0.178cm" fo:padding-left="0.303cm" fo:padding-right="0.303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812cm" fo:min-width="0.35cm"/>
    </style:style>
    <style:style style:name="gr12" style:family="graphic" style:parent-style-name="objectwithoutfill">
      <style:graphic-properties svg:stroke-width="0.106cm" svg:stroke-color="#ffff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0.812cm" fo:min-width="0.35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739cm" fo:min-width="0.419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74cm" fo:min-width="0.35cm"/>
    </style:style>
    <style:style style:name="gr17" style:family="graphic" style:parent-style-name="standard">
      <style:graphic-properties draw:fill-color="#00cc33" draw:textarea-horizontal-align="justify" draw:textarea-vertical-align="middle" draw:auto-grow-height="false" fo:min-height="0.74cm" fo:min-width="0.35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0.35cm" fo:min-width="0cm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.104cm" fo:min-width="0cm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882cm" fo:min-width="0.35cm"/>
    </style:style>
    <style:style style:name="gr21" style:family="graphic" style:parent-style-name="standard">
      <style:graphic-properties draw:fill-color="#00cc33" draw:textarea-horizontal-align="justify" draw:textarea-vertical-align="middle" draw:auto-grow-height="false" fo:min-height="0.882cm" fo:min-width="0.35cm"/>
    </style:style>
    <style:style style:name="gr22" style:family="graphic" style:parent-style-name="standard">
      <style:graphic-properties draw:fill-color="#00cc33" draw:textarea-horizontal-align="justify" draw:textarea-vertical-align="middle" draw:auto-grow-height="false" fo:min-height="0.812cm" fo:min-width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4" style:family="graphic" style:parent-style-name="standard">
      <style:graphic-properties draw:fill-color="#00cc33" draw:textarea-horizontal-align="justify" draw:textarea-vertical-align="middle" draw:auto-grow-height="false" fo:min-height="0.74cm" fo:min-width="0.35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812cm" fo:min-width="0.35cm"/>
    </style:style>
    <style:style style:name="gr26" style:family="graphic" style:parent-style-name="standard">
      <style:graphic-properties draw:fill-color="#ff0000" draw:textarea-horizontal-align="justify" draw:textarea-vertical-align="middle" draw:auto-grow-height="false" fo:min-height="0.74cm" fo:min-width="0.35cm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0.882cm" fo:min-width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976cm"/>
    </style:style>
    <style:style style:name="gr29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.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draw:stroke="none" draw:fill="none" fo:min-height="1.353cm"/>
    </style:style>
    <style:style style:name="pr8" style:family="presentation" style:parent-style-name="lyt-bluelinesgrad-title">
      <style:graphic-properties draw:stroke="none" draw:fill="none" fo:min-height="1.69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="none" draw:fill-color="#00cc33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loext:graphic-properties draw:fill="none"/>
      <style:paragraph-properties fo:text-align="center"/>
      <style:text-properties fo:font-size="36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6pt" style:font-size-asian="54pt" style:font-size-complex="54pt"/>
    </style:style>
    <style:style style:name="T14" style:family="text">
      <style:text-properties fo:font-size="36pt"/>
    </style:style>
    <style:style style:name="T1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寫給兒子們的一封信</text:span></text:p>
            <text:p text:style-name="P1"><text:span text:style-name="T1"/></text:p>
            <text:p text:style-name="P1"><text:span text:style-name="T1">(</text:span><text:span text:style-name="T1">二進島的故事</text:span><text:span text:style-name="T1">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6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, 兩位兒子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們常常問我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爸爸你現在在幹嘛？</text:span></text:p>
              </text:list-item>
              <text:list-item>
                <text:p><text:span text:style-name="T6">你為甚麼要一直用電腦，一直在寫程式？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你一個星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只上九小時的班，那剩下的時間都可以用來玩電腦囉！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也好想這樣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但是兒子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要告訴你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真的是在玩電腦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玩電腦就是我的工作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棒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超喜歡玩電腦的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記得快十年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玩電腦玩過頭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差點死掉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天晚上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才六個月大的弟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似乎感應到我的身體出狀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睡覺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直往我這邊靠！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我把弟弟推回去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他一下子又靠過來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或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也是為甚麼，我後來似乎對弟弟比較好的原因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對哥哥說，如果你覺得爸爸對你比較嚴，卻對弟弟比較好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你原諒我！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的個性相容度比較高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我總是很能理解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弟弟到底在想甚麼？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卻很難理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哥哥你為甚麼這樣做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還記得弟弟二年級的時候</text:span>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開始不斷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了功課和媽媽吵架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每天都很難過！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媽媽對教育的想法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和我有很多的不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經過了一年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弟弟快上四年級的時候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終於說服媽媽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別那麼在意功課有沒有寫完</text:span>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當時的媽媽，心裡還是有很大衝突的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當弟弟聽到我講《關於自學的想法時》，他竟然第一個報名參加！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弟弟成了我第一個，也是唯一的一個自學生！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原本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還幫弟弟安排了一堆課程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但是弟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並不太喜歡我的課程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那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剛開始愛上看小說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還記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自己看的第一部小說，是《噩盡島》。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於是、在幫他安排電腦課的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還編了一個《二進島》的故事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故事是這樣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在一片充滿島嶼的海洋上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著一群特殊的變種人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變種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黃色、綠色和紅色的皮膚</text:p>
              </text:list-item>
            </text:list>
          </draw:text-box>
        </draw:frame>
        <draw:custom-shape draw:style-name="gr5" draw:text-style-name="P7" draw:layer="layout" svg:width="1.2cm" svg:height="1.6cm" svg:x="13.2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6cm" svg:x="10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14.6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2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8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0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20.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些島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有一個人孤孤單單的</text:p>
              </text:list-item>
            </text:list>
          </draw:text-box>
        </draw:frame>
        <draw:custom-shape draw:style-name="gr5" draw:text-style-name="P7" draw:layer="layout" svg:width="1.2cm" svg:height="1.6cm" svg:x="13.2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6cm" svg:x="10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14.6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2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8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0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20.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有些島上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會有成雙成對的兩個人</text:span></text:p>
              </text:list-item>
              <text:list-item>
                <text:p><text:span text:style-name="T6">而且總是一個黃人配一個綠人</text:span></text:p>
              </text:list-item>
            </text:list>
          </draw:text-box>
        </draw:frame>
        <draw:custom-shape draw:style-name="gr5" draw:text-style-name="P7" draw:layer="layout" svg:width="1.2cm" svg:height="1.6cm" svg:x="13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6cm" svg:x="10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14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2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23.2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4.4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20.3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黃人和綠人在一起時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就會生出小紅人</text:span></text:p>
              </text:list-item>
            </text:list>
          </draw:text-box>
        </draw:frame>
        <draw:custom-shape draw:style-name="gr5" draw:text-style-name="P7" draw:layer="layout" svg:width="1.2cm" svg:height="1.6cm" svg:x="16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6cm" svg:x="17.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18.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6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小紅人很快就會長大，前進到下一個島去，並且留下一個腳印。</text:span></text:p>
              </text:list-item>
            </text:list>
          </draw:text-box>
        </draw:frame>
        <draw:custom-shape draw:style-name="gr5" draw:text-style-name="P7" draw:layer="layout" svg:width="1.2cm" svg:height="1.6cm" svg:x="18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6cm" svg:x="19.7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0.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2cm" svg:height="1.5cm" svg:x="15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9.6cm" svg:y1="16.4cm" svg:x2="16.3cm" svg:y2="15cm">
          <text:p/>
        </draw:lin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他到達島上時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如果島上有人，那麼他就會和對方結婚，然後再生出一個小紅人，而且變成和媽媽互補的綠色</text:span></text:p>
              </text:list-item>
            </text:list>
          </draw:text-box>
        </draw:frame>
        <draw:custom-shape draw:style-name="gr5" draw:text-style-name="P7" draw:layer="layout" svg:width="1.2cm" svg:height="1.6cm" svg:x="18.701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6cm" svg:x="19.701cm" svg:y="1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0.101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8.0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5.1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3.0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9.601cm" svg:y1="16.401cm" svg:x2="16.301cm" svg:y2="15.001cm">
          <text:p/>
        </draw:line>
        <draw:custom-shape draw:style-name="gr5" draw:text-style-name="P7" draw:layer="layout" svg:width="1.2cm" svg:height="1.6cm" svg:x="13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6cm" svg:x="14.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小小紅人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又會很快地長大，繼續前往下一個島</text:span></text:p>
              </text:list-item>
            </text:list>
          </draw:text-box>
        </draw:frame>
        <draw:custom-shape draw:style-name="gr5" draw:text-style-name="P7" draw:layer="layout" svg:width="1.2cm" svg:height="1.6cm" svg:x="18.702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6cm" svg:x="19.7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0.102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8.0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5.1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3.0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9.602cm" svg:y1="16.402cm" svg:x2="16.302cm" svg:y2="15.002cm">
          <text:p/>
        </draw:line>
        <draw:custom-shape draw:style-name="gr5" draw:text-style-name="P7" draw:layer="layout" svg:width="1.2cm" svg:height="1.6cm" svg:x="13.6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6cm" svg:x="14.8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如果下一個島本來就有兩個人</text:span></text:p>
                <text:p><text:span text:style-name="T11"/></text:p>
              </text:list-item>
            </text:list>
          </draw:text-box>
        </draw:frame>
        <draw:custom-shape draw:style-name="gr5" draw:text-style-name="P7" draw:layer="layout" svg:width="1.2cm" svg:height="1.6cm" svg:x="18.703cm" svg:y="1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6cm" svg:x="19.703cm" svg:y="1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0.103cm" svg:y="1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8.003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5.103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3.003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3.602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6cm" svg:x="14.802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0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8.5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299cm" svg:height="1.399cm" svg:x="9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4.802cm" svg:y1="17.2cm" svg:x2="10.6cm" svg:y2="17.2cm">
          <text:p/>
        </draw:lin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那麼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小紅人沒辦法找到伴侶，就會傷心地流下一滴紅色的眼淚，然後獨自離開前往下一個島</text:span></text:p>
              </text:list-item>
            </text:list>
          </draw:text-box>
        </draw:frame>
        <draw:custom-shape draw:style-name="gr5" draw:text-style-name="P7" draw:layer="layout" svg:width="1.2cm" svg:height="1.6cm" svg:x="19.103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6cm" svg:x="20.1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0.503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8.40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5.503cm" svg:y="1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3.40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4.002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6cm" svg:x="10.1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0.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8.4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8.999cm" svg:y="13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3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299cm" svg:height="1.399cm" svg:x="4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cm" svg:height="0.6cm" svg:x="15.1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0.1cm" svg:y1="15.5cm" svg:x2="6.199cm" svg:y2="15.5cm">
          <text:p/>
        </draw:line>
        <draw:frame presentation:style-name="pr7" draw:text-style-name="P12" draw:layer="layout" svg:width="2.828cm" svg:height="1.356cm" svg:x="10.572cm" svg:y="16.9cm">
          <draw:text-box>
            <text:p><text:span text:style-name="T9">淚</text:span></text:p>
          </draw:text-box>
        </draw:frame>
        <draw:line draw:style-name="gr12" draw:text-style-name="P5" draw:layer="layout" svg:x1="11cm" svg:y1="16.9cm" svg:x2="10.4cm" svg:y2="15.9cm">
          <text:p/>
        </draw:lin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假如一開始有四個島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分別住著一些黃人和綠人</text:span></text:p>
              </text:list-item>
            </text:list>
          </draw:text-box>
        </draw:frame>
        <draw:custom-shape draw:style-name="gr5" draw:text-style-name="P7" draw:layer="layout" svg:width="1.2cm" svg:height="1.6cm" svg:x="20.0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1.4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4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4.9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1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9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4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6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5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第一個島有兩個人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所以結婚生了小紅人</text:span></text:p>
              </text:list-item>
            </text:list>
          </draw:text-box>
        </draw:frame>
        <draw:custom-shape draw:style-name="gr5" draw:text-style-name="P7" draw:layer="layout" svg:width="1.2cm" svg:height="1.6cm" svg:x="20.0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1.4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4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4.9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1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9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4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6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5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6cm" svg:x="21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小紅人長大離開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找到了小黃人，於是小紅人和小黃人結婚</text:span></text:p>
              </text:list-item>
            </text:list>
          </draw:text-box>
        </draw:frame>
        <draw:custom-shape draw:style-name="gr5" draw:text-style-name="P7" draw:layer="layout" svg:width="1.2cm" svg:height="1.6cm" svg:x="20.0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1.4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4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4.9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1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9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4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6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5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21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2cm" svg:height="1.4cm" svg:x="16.4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21cm" svg:y1="14.6cm" svg:x2="17.6cm" svg:y2="13.4cm">
          <text:p/>
        </draw:lin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結婚後的小紅人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變成了小黃人的互補色，也就是《綠色》，而且又生下一個小小紅人</text:span></text:p>
              </text:list-item>
            </text:list>
          </draw:text-box>
        </draw:frame>
        <draw:custom-shape draw:style-name="gr5" draw:text-style-name="P7" draw:layer="layout" svg:width="1.2cm" svg:height="1.6cm" svg:x="20.0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1.4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4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4.9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1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9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4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6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5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21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2cm" svg:height="1.4cm" svg:x="16.4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21cm" svg:y1="14.6cm" svg:x2="17.6cm" svg:y2="13.4cm">
          <text:p/>
        </draw:line>
        <draw:custom-shape draw:style-name="gr9" draw:text-style-name="P8" draw:layer="layout" svg:width="0.5cm" svg:height="0.6cm" svg:x="16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然後小小紅人很快又長大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離開去下一個島，找到小綠人，又和她戀愛結婚</text:span></text:p>
              </text:list-item>
            </text:list>
          </draw:text-box>
        </draw:frame>
        <draw:custom-shape draw:style-name="gr5" draw:text-style-name="P7" draw:layer="layout" svg:width="1.2cm" svg:height="1.6cm" svg:x="20.0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1.4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4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4.9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1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9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4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6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5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21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2cm" svg:height="1.4cm" svg:x="16.4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6cm" svg:y1="14.8cm" svg:x2="10.903cm" svg:y2="13.8cm">
          <text:p/>
        </draw:line>
        <draw:custom-shape draw:style-name="gr6" draw:text-style-name="P8" draw:layer="layout" svg:width="1.2cm" svg:height="1.6cm" svg:x="9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6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接著又變成互補色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並且生下一個小小紅人</text:span></text:p>
              </text:list-item>
            </text:list>
          </draw:text-box>
        </draw:frame>
        <draw:custom-shape draw:style-name="gr5" draw:text-style-name="P7" draw:layer="layout" svg:width="1.2cm" svg:height="1.6cm" svg:x="20.0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1.4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4.3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4.9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1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9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4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6.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5.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21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2cm" svg:height="1.4cm" svg:x="16.4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6cm" svg:y1="14.8cm" svg:x2="10.903cm" svg:y2="13.8cm">
          <text:p/>
        </draw:line>
        <draw:custom-shape draw:style-name="gr5" draw:text-style-name="P7" draw:layer="layout" svg:width="1.2cm" svg:height="1.6cm" svg:x="9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6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6cm" svg:x="10.9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小小紅人又長大去下一個島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卻結果發現島上已經有了兩個人</text:span></text:p>
              </text:list-item>
            </text:list>
          </draw:text-box>
        </draw:frame>
        <draw:custom-shape draw:style-name="gr5" draw:text-style-name="P7" draw:layer="layout" svg:width="1.2cm" svg:height="1.6cm" svg:x="21.8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3.2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21.1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6.1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6.7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3.2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1.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6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8.5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6.9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22.8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2cm" svg:height="1.4cm" svg:x="18.2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3cm" svg:y1="14.7cm" svg:x2="9.097cm" svg:y2="14.7cm">
          <text:p/>
        </draw:line>
        <draw:custom-shape draw:style-name="gr5" draw:text-style-name="P7" draw:layer="layout" svg:width="1.2cm" svg:height="1.6cm" svg:x="11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7.8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5cm" svg:height="0.6cm" svg:x="12.70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2cm" svg:height="1.5cm" svg:x="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於是他傷心地流下了一滴紅色的眼淚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黯然離開繼續去下一個島，默默地等待著他的新娘！</text:span></text:p>
              </text:list-item>
            </text:list>
          </draw:text-box>
        </draw:frame>
        <draw:custom-shape draw:style-name="gr5" draw:text-style-name="P7" draw:layer="layout" svg:width="1.2cm" svg:height="1.6cm" svg:x="21.8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6cm" svg:x="23.203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21.1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6.1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6.7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13.2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1.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6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8.5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cm" svg:height="1.5cm" svg:x="6.9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22.8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2cm" svg:height="1.4cm" svg:x="18.2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6cm" svg:x="11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7.8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2.70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4cm" svg:height="0.5cm" svg:x="8.1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2cm" svg:height="1.5cm" svg:x="2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7.503cm" svg:y1="14.6cm" svg:x2="4.2cm" svg:y2="14.4cm">
          <text:p/>
        </draw:line>
        <draw:line draw:style-name="gr12" draw:text-style-name="P5" draw:layer="layout" svg:x1="9.6cm" svg:y1="16cm" svg:x2="8.5cm" svg:y2="15cm">
          <text:p/>
        </draw:line>
        <draw:frame presentation:style-name="pr8" draw:text-style-name="P12" draw:layer="layout" svg:width="1.916cm" svg:height="1.691cm" svg:x="9.684cm" svg:y="15.8cm">
          <draw:text-box>
            <text:p><text:span text:style-name="T10">淚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故事講完了</text:span>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問題是、這個故事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為甚麼叫做二進島呢？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當然是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為了教弟弟《二進位加法》</text:span><text:span text:style-name="T7"><text:line-break/></text:span><text:span text:style-name="T7">亂編出來的故事阿！</text:span></text:p>
              </text:list-item>
              <text:list-item>
                <text:p><text:span text:style-name="T7">所以才會叫《二進島》阿！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是這個《二進島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不是你與弟弟愛看的那個《噩盡島》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所以弟弟最後給了我一個評語</text:span>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爸爸你編的故事好爛喔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其實一開始的那些黃人和綠人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是等著被進行加法的</text:span><text:span text:style-name="T7">0</text:span><text:span text:style-name="T7">與</text:span><text:span text:style-name="T7">1</text:span></text:p>
              </text:list-item>
            </text:list>
          </draw:text-box>
        </draw:frame>
        <draw:custom-shape draw:style-name="gr20" draw:text-style-name="P7" draw:layer="layout" svg:width="1.2cm" svg:height="1.6cm" svg:x="20.004cm" svg:y="12.404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6cm" svg:x="21.404cm" svg:y="12.404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9.304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4.304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2cm" svg:height="1.6cm" svg:x="14.903cm" svg:y="12.303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2cm" svg:height="1.5cm" svg:x="11.401cm" svg:y="12.301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9.3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4.5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2cm" svg:height="1.6cm" svg:x="6.701cm" svg:y="12.201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2cm" svg:height="1.5cm" svg:x="5.101cm" svg:y="12.301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0.853cm" svg:height="0.963cm" svg:x="16.547cm" svg:y="12.6cm">
          <draw:text-box>
            <text:p>0</text:p>
          </draw:text-box>
        </draw:frame>
        <draw:frame draw:style-name="gr23" draw:text-style-name="P15" draw:layer="layout" svg:width="0.853cm" svg:height="0.963cm" svg:x="10cm" svg:y="12.6cm">
          <draw:text-box>
            <text:p>0</text:p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而他們移動的過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是加法後進位的過程</text:span></text:p>
              </text:list-item>
            </text:list>
          </draw:text-box>
        </draw:frame>
        <draw:custom-shape draw:style-name="gr20" draw:text-style-name="P7" draw:layer="layout" svg:width="1.2cm" svg:height="1.6cm" svg:x="21.804cm" svg:y="12.377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6cm" svg:x="23.204cm" svg:y="12.377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21.104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6.104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2cm" svg:height="1.6cm" svg:x="16.703cm" svg:y="12.276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2cm" svg:height="1.5cm" svg:x="13.201cm" svg:y="12.274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1.101cm" svg:y="1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6.301cm" svg:y="1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2cm" svg:height="1.6cm" svg:x="8.501cm" svg:y="12.174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2cm" svg:height="1.5cm" svg:x="6.901cm" svg:y="12.274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22.801cm" svg:y="14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cm" svg:height="1.4cm" svg:x="17.4cm" svg:y="10.876cm">
          <text:p text:style-name="P1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2cm" svg:height="1.6cm" svg:x="12.4cm" svg:y="10.8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7.801cm" svg:y="14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2.704cm" svg:y="14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4cm" svg:height="0.5cm" svg:x="8.101cm" svg:y="1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8cm" svg:height="4.2cm" svg:x="1.601cm" svg:y="1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2cm" svg:height="1.5cm" svg:x="2.801cm" svg:y="13.574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7.504cm" svg:y1="14.574cm" svg:x2="4.201cm" svg:y2="14.374cm">
          <text:p/>
        </draw:line>
        <draw:line draw:style-name="gr12" draw:text-style-name="P5" draw:layer="layout" svg:x1="9.601cm" svg:y1="15.974cm" svg:x2="8.501cm" svg:y2="14.974cm">
          <text:p/>
        </draw:line>
        <draw:frame presentation:style-name="pr8" draw:text-style-name="P12" draw:layer="layout" svg:width="1.916cm" svg:height="1.691cm" svg:x="9.685cm" svg:y="15.774cm">
          <draw:text-box>
            <text:p><text:span text:style-name="T10">1</text:span></text:p>
          </draw:text-box>
        </draw:frame>
        <draw:line draw:style-name="gr12" draw:text-style-name="P5" draw:layer="layout" svg:x1="14.5cm" svg:y1="16cm" svg:x2="13.4cm" svg:y2="15cm">
          <text:p/>
        </draw:line>
        <draw:line draw:style-name="gr12" draw:text-style-name="P5" draw:layer="layout" svg:x1="19.5cm" svg:y1="15.8cm" svg:x2="18.4cm" svg:y2="14.8cm">
          <text:p/>
        </draw:line>
        <draw:line draw:style-name="gr12" draw:text-style-name="P5" draw:layer="layout" svg:x1="24.401cm" svg:y1="15.974cm" svg:x2="23.301cm" svg:y2="14.974cm">
          <text:p/>
        </draw:line>
        <draw:frame presentation:style-name="pr8" draw:text-style-name="P12" draw:layer="layout" svg:width="1.916cm" svg:height="1.691cm" svg:x="8.154cm" svg:y="23.288cm">
          <draw:text-box>
            <text:p><text:span text:style-name="T10">1</text:span></text:p>
          </draw:text-box>
        </draw:frame>
        <draw:line draw:style-name="gr12" draw:text-style-name="P5" draw:layer="layout" svg:x1="22.87cm" svg:y1="23.488cm" svg:x2="21.77cm" svg:y2="22.488cm">
          <text:p/>
        </draw:line>
        <draw:frame presentation:style-name="pr8" draw:text-style-name="P12" draw:layer="layout" svg:width="1.916cm" svg:height="1.691cm" svg:x="14.2cm" svg:y="15.8cm">
          <draw:text-box>
            <text:p><text:span text:style-name="T10">0</text:span></text:p>
          </draw:text-box>
        </draw:frame>
        <draw:frame presentation:style-name="pr8" draw:text-style-name="P12" draw:layer="layout" svg:width="1.916cm" svg:height="1.691cm" svg:x="19cm" svg:y="15.8cm">
          <draw:text-box>
            <text:p><text:span text:style-name="T10">0</text:span></text:p>
          </draw:text-box>
        </draw:frame>
        <draw:frame presentation:style-name="pr8" draw:text-style-name="P12" draw:layer="layout" svg:width="1.916cm" svg:height="1.691cm" svg:x="23.8cm" svg:y="15.909cm">
          <draw:text-box>
            <text:p><text:span text:style-name="T10">0</text:span></text:p>
          </draw:text-box>
        </draw:frame>
        <draw:frame presentation:style-name="pr8" draw:text-style-name="P12" draw:layer="layout" svg:width="1.916cm" svg:height="1.691cm" svg:x="2.484cm" svg:y="15.8cm">
          <draw:text-box>
            <text:p><text:span text:style-name="T10">1</text:span></text:p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寫成真正的二進位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會變成下面這樣</text:span></text:p>
              </text:list-item>
            </text:list>
          </draw:text-box>
        </draw:frame>
        <draw:custom-shape draw:style-name="gr20" draw:text-style-name="P7" draw:layer="layout" svg:width="1.2cm" svg:height="1.6cm" svg:x="22.4cm" svg:y="12.377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6cm" svg:x="22.4cm" svg:y="10.4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2cm" svg:height="1.6cm" svg:x="17.303cm" svg:y="12.176cm">
          <text:p text:style-name="P1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2cm" svg:height="1.5cm" svg:x="12.4cm" svg:y="10.1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2cm" svg:height="1.6cm" svg:x="7.6cm" svg:y="12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2cm" svg:height="1.5cm" svg:x="7.6cm" svg:y="10.1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22.801cm" svg:y="14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1.2cm" svg:height="1.4cm" svg:x="17.2cm" svg:y="8cm">
          <text:p text:style-name="P1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1.2cm" svg:height="1.6cm" svg:x="12.4cm" svg:y="8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7.801cm" svg:y="14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5cm" svg:height="0.6cm" svg:x="12.904cm" svg:y="14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4cm" svg:height="0.5cm" svg:x="8.101cm" svg:y="1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2cm" svg:height="1.5cm" svg:x="2.801cm" svg:y="13.574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7.504cm" svg:y1="14.574cm" svg:x2="4.201cm" svg:y2="14.374cm">
          <text:p/>
        </draw:line>
        <draw:line draw:style-name="gr12" draw:text-style-name="P5" draw:layer="layout" svg:x1="9.601cm" svg:y1="15.974cm" svg:x2="8.501cm" svg:y2="14.974cm">
          <text:p/>
        </draw:line>
        <draw:frame presentation:style-name="pr8" draw:text-style-name="P12" draw:layer="layout" svg:width="1.916cm" svg:height="1.691cm" svg:x="9.685cm" svg:y="15.774cm">
          <draw:text-box>
            <text:p><text:span text:style-name="T10">1</text:span></text:p>
          </draw:text-box>
        </draw:frame>
        <draw:line draw:style-name="gr12" draw:text-style-name="P5" draw:layer="layout" svg:x1="14.5cm" svg:y1="16cm" svg:x2="13.4cm" svg:y2="15cm">
          <text:p/>
        </draw:line>
        <draw:line draw:style-name="gr12" draw:text-style-name="P5" draw:layer="layout" svg:x1="19.5cm" svg:y1="15.8cm" svg:x2="18.4cm" svg:y2="14.8cm">
          <text:p/>
        </draw:line>
        <draw:line draw:style-name="gr12" draw:text-style-name="P5" draw:layer="layout" svg:x1="24.401cm" svg:y1="15.974cm" svg:x2="23.301cm" svg:y2="14.974cm">
          <text:p/>
        </draw:line>
        <draw:frame presentation:style-name="pr8" draw:text-style-name="P12" draw:layer="layout" svg:width="1.916cm" svg:height="1.691cm" svg:x="8.154cm" svg:y="23.288cm">
          <draw:text-box>
            <text:p><text:span text:style-name="T10">1</text:span></text:p>
          </draw:text-box>
        </draw:frame>
        <draw:line draw:style-name="gr12" draw:text-style-name="P5" draw:layer="layout" svg:x1="22.87cm" svg:y1="23.488cm" svg:x2="21.77cm" svg:y2="22.488cm">
          <text:p/>
        </draw:line>
        <draw:frame presentation:style-name="pr8" draw:text-style-name="P12" draw:layer="layout" svg:width="1.916cm" svg:height="1.691cm" svg:x="14.2cm" svg:y="15.8cm">
          <draw:text-box>
            <text:p><text:span text:style-name="T10">0</text:span></text:p>
          </draw:text-box>
        </draw:frame>
        <draw:frame presentation:style-name="pr8" draw:text-style-name="P12" draw:layer="layout" svg:width="1.916cm" svg:height="1.691cm" svg:x="19cm" svg:y="15.8cm">
          <draw:text-box>
            <text:p><text:span text:style-name="T10">0</text:span></text:p>
          </draw:text-box>
        </draw:frame>
        <draw:frame presentation:style-name="pr8" draw:text-style-name="P12" draw:layer="layout" svg:width="1.916cm" svg:height="1.691cm" svg:x="23.8cm" svg:y="15.909cm">
          <draw:text-box>
            <text:p><text:span text:style-name="T10">0</text:span></text:p>
          </draw:text-box>
        </draw:frame>
        <draw:frame presentation:style-name="pr8" draw:text-style-name="P12" draw:layer="layout" svg:width="1.916cm" svg:height="1.691cm" svg:x="2.484cm" svg:y="15.8cm">
          <draw:text-box>
            <text:p><text:span text:style-name="T10">1</text:span></text:p>
          </draw:text-box>
        </draw:frame>
        <draw:frame presentation:style-name="pr8" draw:text-style-name="P12" draw:layer="layout" svg:width="1.916cm" svg:height="1.691cm" svg:x="12.084cm" svg:y="12.309cm">
          <draw:text-box>
            <text:p><text:span text:style-name="T10">0</text:span></text:p>
          </draw:text-box>
        </draw:frame>
        <draw:frame presentation:style-name="pr8" draw:text-style-name="P12" draw:layer="layout" svg:width="1.916cm" svg:height="1.691cm" svg:x="16.8cm" svg:y="10cm">
          <draw:text-box>
            <text:p><text:span text:style-name="T10">0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或許你們還是看不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那就乾脆寫出真正的二進位算式好了</text:span></text:p>
              </text:list-item>
            </text:list>
          </draw:text-box>
        </draw:frame>
        <draw:frame presentation:style-name="pr8" draw:text-style-name="P12" draw:layer="layout" svg:width="1.916cm" svg:height="1.691cm" svg:x="8.154cm" svg:y="23.288cm">
          <draw:text-box>
            <text:p><text:span text:style-name="T10">1</text:span></text:p>
          </draw:text-box>
        </draw:frame>
        <draw:line draw:style-name="gr12" draw:text-style-name="P5" draw:layer="layout" svg:x1="22.87cm" svg:y1="23.488cm" svg:x2="21.77cm" svg:y2="22.488cm">
          <text:p/>
        </draw:line>
        <draw:frame draw:style-name="gr28" draw:text-style-name="P16" draw:layer="layout" svg:width="5.476cm" svg:height="4.517cm" svg:x="1.535cm" svg:y="10.826cm">
          <draw:text-box>
            <text:p><text:span text:style-name="T13"><text:s text:c="3"/></text:span><text:span text:style-name="T13">1 1 0 1</text:span></text:p>
            <text:p><text:span text:style-name="T13">+ 1 0 1 1</text:span></text:p>
            <text:p><text:span text:style-name="T13">1 1 0 0 0</text:span></text:p>
          </draw:text-box>
        </draw:frame>
        <draw:line draw:style-name="gr29" draw:text-style-name="P17" draw:layer="layout" svg:x1="1.735cm" svg:y1="13.7cm" svg:x2="7.1cm" svg:y2="13.7cm">
          <text:p/>
        </draw:line>
        <draw:frame draw:style-name="gr30" draw:text-style-name="P16" draw:layer="layout" svg:width="8.761cm" svg:height="4.517cm" svg:x="10.082cm" svg:y="10.8cm">
          <draw:text-box>
            <text:p><text:span text:style-name="T13"><text:s text:c="6"/></text:span><text:span text:style-name="T13">8+4+0+1</text:span></text:p>
            <text:p><text:span text:style-name="T13">+ <text:s text:c="3"/>8+0+2+1</text:span></text:p>
            <text:p><text:span text:style-name="T13">16+8+0+0+0 <text:s text:c="2"/></text:span></text:p>
          </draw:text-box>
        </draw:frame>
        <draw:line draw:style-name="gr29" draw:text-style-name="P17" draw:layer="layout" svg:x1="10.4cm" svg:y1="13.7cm" svg:x2="18.2cm" svg:y2="13.7cm">
          <text:p/>
        </draw:line>
        <draw:frame draw:style-name="gr31" draw:text-style-name="P16" draw:layer="layout" svg:width="2.97cm" svg:height="4.517cm" svg:x="21.5cm" svg:y="10.8cm">
          <draw:text-box>
            <text:p><text:span text:style-name="T13"><text:s text:c="3"/></text:span><text:span text:style-name="T13">13</text:span></text:p>
            <text:p><text:span text:style-name="T13">+ 11</text:span></text:p>
            <text:p><text:span text:style-name="T13"><text:s text:c="3"/></text:span><text:span text:style-name="T13">24</text:span></text:p>
          </draw:text-box>
        </draw:frame>
        <draw:line draw:style-name="gr29" draw:text-style-name="P17" draw:layer="layout" svg:x1="21.8cm" svg:y1="13.8cm" svg:x2="24.47cm" svg:y2="13.8cm">
          <text:p/>
        </draw:line>
        <draw:frame draw:style-name="gr32" draw:text-style-name="P16" draw:layer="layout" svg:width="1.243cm" svg:height="1.673cm" svg:x="8.257cm" svg:y="12.8cm">
          <draw:text-box>
            <text:p><text:span text:style-name="T14">=</text:span></text:p>
          </draw:text-box>
        </draw:frame>
        <draw:frame draw:style-name="gr32" draw:text-style-name="P16" draw:layer="layout" svg:width="1.243cm" svg:height="1.673cm" svg:x="19.2cm" svg:y="12.927cm">
          <draw:text-box>
            <text:p><text:span text:style-name="T14">=</text:span></text:p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6" draw:layer="layout" svg:width="25.199cm" svg:height="3.506cm" svg:x="1.4cm" svg:y="0.836cm" presentation:class="title" presentation:user-transformed="true">
          <draw:text-box>
            <text:p><text:span text:style-name="T6">這樣、你們是否學會二進位了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相信是沒有啦！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為了教弟弟《自學》二進位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爸爸改編了他喜歡的《噩盡島》的故事</text:span></text:p>
                <text:p><text:span text:style-name="T11"/></text:p>
              </text:list-item>
              <text:list-item>
                <text:p><text:span text:style-name="T11">變成了《二進島》！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種教法是不正常的<text:line-break/></text:p>
              </text:list-item>
              <text:list-item>
                <text:p>或者說是病態的！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我硬逼你們學電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或者學程式設計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就算你學會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那些知識也不是你真正想要的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後來沒有再教弟弟電腦</text:span></text:p>
              </text:list-item>
              <text:list-item>
                <text:p><text:span text:style-name="T7">因為他對小說的興趣，比對學二進位或寫程式大太多了！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於是你和弟弟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很快就看完了金門大學圖書館裡幾乎所有的輕小說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然後我只好帶他去十大花蝶館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辦了會員卡，交了兩千元，讓他可以好好地看小說！</text:span><text:span text:style-name="T7"><text:line-break/></text:span><text:span text:style-name="T7"/></text:p>
              </text:list-item>
              <text:list-item>
                <text:p><text:span text:style-name="T7">否則他的在家自學會無聊到爆！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他自學的這一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大概看了差不多有五百本以上的小說了吧！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而對於凡事都不想落後弟弟的哥哥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你也同樣</text:span><text:span text:style-name="T7">看了那麼多小說，或許還要更多！</text:span><text:span text:style-name="T7"><text:line-break/></text:span><text:span text:style-name="T7"/></text:p>
              </text:list-item>
              <text:list-item>
                <text:p><text:span text:style-name="T7">因為你後來還上網看了一大堆！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的觀念裡總是認為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只有你真正想要學的，才能夠學得很好！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不想勉強你們學習任何不想學的東西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但是這並不代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些東西不重要<text:line-break/></text:p>
              </text:list-item>
              <text:list-item>
                <text:p>或者那些知識不值得學！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我相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們有一天，會找到自己的最愛！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最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或許是你的小黃人或小綠人</text:span></text:p>
              </text:list-item>
              <text:list-item>
                <text:p><text:span text:style-name="T7">也或許是你最喜歡做的事情或工作！</text:span></text:p>
              </text:list-item>
              <text:list-item>
                <text:p><text:span text:style-name="T7">當然更好的是兩者都有！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等到那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你們自然會生出一堆小小紅人</text:span><text:span text:style-name="T7"><text:line-break/></text:span><text:span text:style-name="T7"><text:line-break/></text:span><text:span text:style-name="T7"/></text:p>
                <text:p><text:span text:style-name="T7"/>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請你們告訴他，爺爺所說的這個《二進島的故事》！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小小紅人們會很喜歡這個爛到爆的《二進島故事》也說不定！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5">到那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或許</text:span><text:span text:style-name="T7">已經離開了你們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我相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們應該會有能力，把這些小小紅人們扶養長大，讓他們繼續把這個《二進島的故事》傳下去才對！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你們的人生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並不會事事順利！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請你們相信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能夠持續努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耐心的等待！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總有一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們會找到自己的小黃人或小綠人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那個遙遠的二進島上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和你的最愛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手牽手建立起你們的家園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生下你們的小小紅人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記得要全家人一起努力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小小紅人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能夠好好學習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好地長大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總有一天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小小紅人們會離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另一個島嶼上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去尋找他們的最愛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建立起他們的家園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要告訴你們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二進島的故事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希望你們會喜歡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我最愛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兩個小寶貝！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我好愛你們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06T11:54:05.536000000</dc:date>
    <meta:editing-duration>P2DT4H38M25S</meta:editing-duration>
    <meta:editing-cycles>527</meta:editing-cycles>
    <meta:generator>LibreOffice/5.0.6.3$Windows_x86 LibreOffice_project/490fc03b25318460cfc54456516ea2519c11d1aa</meta:generator>
    <meta:document-statistic meta:object-count="765"/>
  </office:meta>
</office:document-meta>
</file>